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D0000007869B6F9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95da" draw:textarea-horizontal-align="justify" draw:textarea-vertical-align="middle" draw:auto-grow-height="false" fo:min-height="11.015cm" fo:min-width="0.898cm"/>
    </style:style>
    <style:style style:name="gr3" style:family="graphic" style:parent-style-name="standard">
      <style:graphic-properties draw:fill="gradient" draw:fill-gradient-name="Blue_20_Gradient_20_CSE2" draw:textarea-horizontal-align="justify" draw:textarea-vertical-align="middle" draw:auto-grow-height="false" fo:min-height="0.559cm" fo:min-width="0.309cm"/>
    </style:style>
    <style:style style:name="gr4" style:family="graphic" style:parent-style-name="measure" style:list-style-name="L1">
      <style:graphic-properties draw:textarea-vertical-align="middle" draw:line-distance="0.4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style:font-name="Myriad Pro"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line-height="100%" fo:text-align="center"/>
      <style:text-properties style:font-name="Myriad Pr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style:text-properties style:font-name="Myriad Pr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ffffff"/>
    </style:style>
    <style:style style:name="T2" style:family="text">
      <style:text-properties style:font-name="Myriad Pr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Myriad Pr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Myriad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6cm" svg:height="4.231cm" svg:x="2.988cm" svg:y="12.037cm">
          <draw:image xlink:href="Pictures/10000000000001CD0000007869B6F964.png" xlink:type="simple" xlink:show="embed" xlink:actuate="onLoad">
            <text:p/>
          </draw:image>
        </draw:frame>
        <draw:custom-shape draw:style-name="gr2" draw:text-style-name="P1" xml:id="id2" draw:id="id2" draw:layer="layout" svg:width="1.397cm" svg:height="13.716cm" draw:transform="rotate (-1.5707963267949) translate (16.875cm 9.763cm)">
          <text:p/>
          <draw:enhanced-geometry svg:viewBox="0 0 88 21600" draw:glue-points="44 ?f6 44 0 0 10800 44 21600 88 10800" draw:text-areas="0 ?f6 88 ?f3" draw:type="can" draw:modifiers="2198.26492673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4" draw:id="id4" draw:layer="layout" svg:width="1.143cm" svg:height="1.143cm" svg:x="15.605cm" svg:y="9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measure draw:style-name="gr4" draw:text-style-name="P2" draw:layer="measurelines" svg:x1="3.159cm" svg:y1="9.89cm" svg:x2="16.875cm" svg:y2="9.89cm">
          <text:p text:style-name="P2"><text:span text:style-name="T1"><text:measure text:kind="gap"/></text:span><text:span text:style-name="T1"><text:measure text:kind="value">5.4</text:measure></text:span><text:span text:style-name="T1"> </text:span><text:span text:style-name="T1"><text:measure text:kind="unit">"</text:measure></text:span></text:p>
        </draw:measure>
        <draw:frame draw:style-name="gr5" draw:text-style-name="P3" xml:id="id1" draw:id="id1" draw:layer="layout" svg:width="2.83cm" svg:height="0.666cm" svg:x="17.256cm" svg:y="9.224cm">
          <draw:text-box>
            <text:p><text:span text:style-name="T2">⌀ </text:span><text:span text:style-name="T2">0.18m (OD)</text:span></text:p>
          </draw:text-box>
        </draw:frame>
        <draw:connector draw:style-name="gr6" draw:text-style-name="P1" draw:layer="layout" draw:type="lines" draw:line-skew="-0.373cm -0.501cm" svg:x1="18.671cm" svg:y1="9.89cm" svg:x2="16.875cm" svg:y2="10.461cm" draw:start-shape="id1" draw:end-shape="id2" draw:end-glue-point="5" svg:d="M18671 9890v127l-1796 444" svg:viewBox="0 0 1797 572">
          <text:p/>
        </draw:connector>
        <draw:frame draw:style-name="gr7" draw:text-style-name="P5" draw:layer="layout" svg:width="1.78cm" svg:height="0.666cm" svg:x="8.972cm" svg:y="8.843cm">
          <draw:text-box>
            <text:p text:style-name="P4"><text:span text:style-name="T3">L</text:span><text:span text:style-name="T4"> = 5 m</text:span></text:p>
          </draw:text-box>
        </draw:frame>
        <draw:frame draw:style-name="gr5" draw:text-style-name="P6" xml:id="id3" draw:id="id3" draw:layer="layout" svg:width="2.246cm" svg:height="0.666cm" svg:x="17.51cm" svg:y="10.494cm">
          <draw:text-box>
            <text:p text:style-name="P4"><text:span text:style-name="T3">t</text:span><text:span text:style-name="T4"> = 0.02 m</text:span></text:p>
          </draw:text-box>
        </draw:frame>
        <draw:connector draw:style-name="gr6" draw:text-style-name="P1" draw:layer="layout" draw:type="lines" draw:line-skew="0.5cm -0.755cm" svg:x1="17.51cm" svg:y1="10.827cm" svg:x2="16.581cm" svg:y2="10.866cm" draw:start-shape="id3" draw:end-shape="id4" draw:end-glue-point="9" svg:d="M17510 10827l-1016 39h87" svg:viewBox="0 0 1017 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Blue_20_Gradient_20_CSE2" draw:display-name="Blue Gradient CSE2" draw:style="linear" draw:start-color="#005da4" draw:end-color="#0095d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5-03-16T11:23:19.995879000</meta:creation-date>
    <dc:date>2015-03-17T11:30:34.656230000</dc:date>
    <dc:creator>Neal Davis</dc:creator>
    <meta:editing-duration>PT23H52M4S</meta:editing-duration>
    <meta:editing-cycles>1</meta:editing-cycles>
    <meta:document-statistic meta:object-count="9"/>
    <meta:generator>LibreOffice/4.3.6.2$MacOSX_X86_64 LibreOffice_project/d50a87b2e514536ed401c18000dad4660b6a169e</meta:generator>
  </office:meta>
</office:document-meta>
</file>